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ira Mono" svg:font-family="'Fira Mono'" style:font-pitch="fixed"/>
    <style:font-face style:name="Fira Sans" svg:font-family="'Fira Sans'" style:font-family-generic="swiss" style:font-pitch="variable"/>
    <style:font-face style:name="Fira Sans Medium" svg:font-family="'Fira Sans Medium'" style:font-family-generic="swiss" style:font-pitch="variable"/>
    <style:font-face style:name="Fira Sans Medium1" svg:font-family="'Fira Sans Medium'" style:font-adornments="Medium" style:font-family-generic="swiss" style:font-pitch="variable"/>
    <style:font-face style:name="Liberation Sans" svg:font-family="'Liberation Sans'" style:font-family-generic="roman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fo:font-size="10pt" fo:language="zxx" fo:country="none" officeooo:rsid="00474e0b" officeooo:paragraph-rsid="00474e0b" style:font-size-asian="10pt" style:language-asian="zxx" style:country-asian="none" style:font-size-complex="10pt" style:language-complex="zxx" style:country-complex="none"/>
    </style:style>
    <style:style style:name="P2" style:family="paragraph" style:parent-style-name="Standard">
      <style:text-properties fo:color="#000000" loext:opacity="100%" fo:font-size="10pt" fo:language="zxx" fo:country="none" officeooo:rsid="00474e0b" officeooo:paragraph-rsid="00543959" style:font-size-asian="10pt" style:language-asian="zxx" style:country-asian="none" style:font-size-complex="10pt" style:language-complex="zxx" style:country-complex="none"/>
    </style:style>
    <style:style style:name="P3" style:family="paragraph" style:parent-style-name="Standard">
      <style:text-properties fo:color="#000000" loext:opacity="100%" fo:font-size="10pt" fo:language="zxx" fo:country="none" officeooo:paragraph-rsid="00192e7e" style:font-size-asian="10pt" style:language-asian="zxx" style:country-asian="none" style:font-size-complex="10pt" style:language-complex="zxx" style:country-complex="none"/>
    </style:style>
    <style:style style:name="P4" style:family="paragraph" style:parent-style-name="Standard">
      <style:text-properties fo:color="#000000" loext:opacity="100%" fo:font-size="10pt" fo:language="zxx" fo:country="none" officeooo:rsid="0055691b" officeooo:paragraph-rsid="0055691b" style:font-size-asian="10pt" style:language-asian="zxx" style:country-asian="none" style:font-size-complex="10pt" style:language-complex="zxx" style:country-complex="none"/>
    </style:style>
    <style:style style:name="P5" style:family="paragraph" style:parent-style-name="Standard">
      <style:text-properties fo:color="#000000" loext:opacity="100%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6" style:family="paragraph" style:parent-style-name="Standard">
      <style:text-properties fo:color="#000000" loext:opacity="100%" fo:font-size="9pt" fo:language="zxx" fo:country="none" officeooo:paragraph-rsid="00192e7e" style:font-size-asian="9pt" style:language-asian="zxx" style:country-asian="none" style:font-size-complex="9pt" style:language-complex="zxx" style:country-complex="none"/>
    </style:style>
    <style:style style:name="P7" style:family="paragraph" style:parent-style-name="Standard">
      <style:text-properties fo:color="#000000" loext:opacity="100%" fo:font-size="9pt" fo:language="zxx" fo:country="none" officeooo:rsid="0055691b" officeooo:paragraph-rsid="0055691b" style:font-size-asian="9pt" style:language-asian="zxx" style:country-asian="none" style:font-size-complex="9pt" style:language-complex="zxx" style:country-complex="none"/>
    </style:style>
    <style:style style:name="P8" style:family="paragraph" style:parent-style-name="Standard">
      <style:text-properties style:font-name="Fira Sans Medium" fo:font-size="12pt" fo:language="zxx" fo:country="none" officeooo:rsid="004aab78" officeooo:paragraph-rsid="004aab78" style:font-size-asian="12pt" style:language-asian="zxx" style:country-asian="none" style:font-size-complex="12pt" style:language-complex="zxx" style:country-complex="none"/>
    </style:style>
    <style:style style:name="P9" style:family="paragraph" style:parent-style-name="Standard">
      <style:text-properties style:font-name="Fira Sans Medium" fo:language="zxx" fo:country="none" officeooo:rsid="004b4b0d" officeooo:paragraph-rsid="004b4b0d" style:language-asian="zxx" style:country-asian="none" style:language-complex="zxx" style:country-complex="none"/>
    </style:style>
    <style:style style:name="P10" style:family="paragraph" style:parent-style-name="Standard">
      <style:text-properties style:font-name="Fira Sans Medium1" fo:font-size="12pt" fo:language="zxx" fo:country="none" officeooo:rsid="004b4b0d" officeooo:paragraph-rsid="004fec88" style:font-size-asian="12pt" style:language-asian="zxx" style:country-asian="none" style:font-size-complex="12pt" style:language-complex="zxx" style:country-complex="none"/>
    </style:style>
    <style:style style:name="P11" style:family="paragraph" style:parent-style-name="Standard">
      <style:text-properties style:font-name="Fira Sans Medium1" fo:font-size="12pt" fo:language="zxx" fo:country="none" officeooo:rsid="004b4b0d" officeooo:paragraph-rsid="004b4b0d" style:font-size-asian="12pt" style:language-asian="zxx" style:country-asian="none" style:font-size-complex="12pt" style:language-complex="zxx" style:country-complex="none"/>
    </style:style>
    <style:style style:name="P12" style:family="paragraph" style:parent-style-name="Standard">
      <style:text-properties style:font-name="Fira Sans Medium1" fo:font-size="12pt" fo:language="zxx" fo:country="none" officeooo:rsid="004b4b0d" officeooo:paragraph-rsid="004ce6a3" style:font-size-asian="12pt" style:language-asian="zxx" style:country-asian="none" style:font-size-complex="12pt" style:language-complex="zxx" style:country-complex="none"/>
    </style:style>
    <style:style style:name="P13" style:family="paragraph" style:parent-style-name="Standard">
      <style:text-properties style:font-name="Fira Sans Medium1" fo:language="zxx" fo:country="none" officeooo:rsid="004b4b0d" officeooo:paragraph-rsid="004fec88" style:language-asian="zxx" style:country-asian="none" style:language-complex="zxx" style:country-complex="none"/>
    </style:style>
    <style:style style:name="P14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15" style:family="paragraph" style:parent-style-name="Standard">
      <style:text-properties fo:language="zxx" fo:country="none" officeooo:rsid="004984c0" officeooo:paragraph-rsid="004984c0" style:language-asian="zxx" style:country-asian="none" style:language-complex="zxx" style:country-complex="none"/>
    </style:style>
    <style:style style:name="P16" style:family="paragraph" style:parent-style-name="Standard">
      <style:text-properties fo:language="zxx" fo:country="none" officeooo:rsid="00474e0b" officeooo:paragraph-rsid="00474e0b" style:language-asian="zxx" style:country-asian="none" style:language-complex="zxx" style:country-complex="none"/>
    </style:style>
    <style:style style:name="P17" style:family="paragraph" style:parent-style-name="Standard">
      <style:text-properties fo:language="zxx" fo:country="none" officeooo:rsid="00192e7e" officeooo:paragraph-rsid="004984c0" style:language-asian="zxx" style:country-asian="none" style:language-complex="zxx" style:country-complex="none"/>
    </style:style>
    <style:style style:name="P18" style:family="paragraph" style:parent-style-name="Standard">
      <style:text-properties fo:language="zxx" fo:country="none" officeooo:paragraph-rsid="004984c0" style:language-asian="zxx" style:country-asian="none" style:language-complex="zxx" style:country-complex="none"/>
    </style:style>
    <style:style style:name="P19" style:family="paragraph" style:parent-style-name="Standard">
      <style:text-properties fo:language="zxx" fo:country="none" officeooo:rsid="004aab78" officeooo:paragraph-rsid="004aab78" style:language-asian="zxx" style:country-asian="none" style:language-complex="zxx" style:country-complex="none"/>
    </style:style>
    <style:style style:name="P20" style:family="paragraph" style:parent-style-name="Standard">
      <style:text-properties fo:language="zxx" fo:country="none" officeooo:rsid="004aab78" officeooo:paragraph-rsid="005780ba" style:language-asian="zxx" style:country-asian="none" style:language-complex="zxx" style:country-complex="none"/>
    </style:style>
    <style:style style:name="P21" style:family="paragraph" style:parent-style-name="Standard">
      <style:text-properties fo:language="zxx" fo:country="none" officeooo:paragraph-rsid="00474e0b" style:language-asian="zxx" style:country-asian="none" style:language-complex="zxx" style:country-complex="none"/>
    </style:style>
    <style:style style:name="P22" style:family="paragraph" style:parent-style-name="Standard">
      <style:text-properties fo:language="zxx" fo:country="none" officeooo:rsid="0049adad" officeooo:paragraph-rsid="0049adad" style:language-asian="zxx" style:country-asian="none" style:language-complex="zxx" style:country-complex="none"/>
    </style:style>
    <style:style style:name="P23" style:family="paragraph" style:parent-style-name="Standard">
      <style:text-properties fo:language="zxx" fo:country="none" officeooo:paragraph-rsid="0049adad" style:language-asian="zxx" style:country-asian="none" style:language-complex="zxx" style:country-complex="none"/>
    </style:style>
    <style:style style:name="P24" style:family="paragraph" style:parent-style-name="Standard">
      <style:text-properties fo:language="zxx" fo:country="none" officeooo:rsid="00427c91" officeooo:paragraph-rsid="00427c91" style:language-asian="zxx" style:country-asian="none" style:language-complex="zxx" style:country-complex="none"/>
    </style:style>
    <style:style style:name="P25" style:family="paragraph" style:parent-style-name="Standard">
      <style:text-properties fo:language="zxx" fo:country="none" officeooo:paragraph-rsid="001b2b90" style:language-asian="zxx" style:country-asian="none" style:language-complex="zxx" style:country-complex="none"/>
    </style:style>
    <style:style style:name="P26" style:family="paragraph" style:parent-style-name="Standard">
      <style:text-properties fo:language="zxx" fo:country="none" officeooo:paragraph-rsid="001be3d3" style:language-asian="zxx" style:country-asian="none" style:language-complex="zxx" style:country-complex="none"/>
    </style:style>
    <style:style style:name="P27" style:family="paragraph" style:parent-style-name="Standard">
      <style:text-properties fo:language="zxx" fo:country="none" officeooo:paragraph-rsid="001e78f9" style:language-asian="zxx" style:country-asian="none" style:language-complex="zxx" style:country-complex="none"/>
    </style:style>
    <style:style style:name="P28" style:family="paragraph" style:parent-style-name="Standard">
      <style:text-properties fo:language="zxx" fo:country="none" officeooo:paragraph-rsid="00200f09" style:language-asian="zxx" style:country-asian="none" style:language-complex="zxx" style:country-complex="none"/>
    </style:style>
    <style:style style:name="P29" style:family="paragraph" style:parent-style-name="Standard">
      <style:text-properties fo:language="zxx" fo:country="none" officeooo:paragraph-rsid="00232aad" style:language-asian="zxx" style:country-asian="none" style:language-complex="zxx" style:country-complex="none"/>
    </style:style>
    <style:style style:name="P30" style:family="paragraph" style:parent-style-name="Standard">
      <style:text-properties fo:language="zxx" fo:country="none" officeooo:paragraph-rsid="00244aff" style:language-asian="zxx" style:country-asian="none" style:language-complex="zxx" style:country-complex="none"/>
    </style:style>
    <style:style style:name="P31" style:family="paragraph" style:parent-style-name="Standard">
      <style:text-properties fo:language="zxx" fo:country="none" officeooo:paragraph-rsid="001d349c" style:language-asian="zxx" style:country-asian="none" style:language-complex="zxx" style:country-complex="none"/>
    </style:style>
    <style:style style:name="P32" style:family="paragraph" style:parent-style-name="Standard">
      <style:text-properties fo:language="zxx" fo:country="none" officeooo:paragraph-rsid="0020ddb5" style:language-asian="zxx" style:country-asian="none" style:language-complex="zxx" style:country-complex="none"/>
    </style:style>
    <style:style style:name="P33" style:family="paragraph" style:parent-style-name="Standard">
      <style:text-properties fo:language="zxx" fo:country="none" officeooo:paragraph-rsid="0022d8db" style:language-asian="zxx" style:country-asian="none" style:language-complex="zxx" style:country-complex="none"/>
    </style:style>
    <style:style style:name="P34" style:family="paragraph" style:parent-style-name="Standard">
      <style:text-properties fo:language="zxx" fo:country="none" officeooo:paragraph-rsid="00267e80" style:language-asian="zxx" style:country-asian="none" style:language-complex="zxx" style:country-complex="none"/>
    </style:style>
    <style:style style:name="P35" style:family="paragraph" style:parent-style-name="Standard">
      <style:text-properties fo:language="zxx" fo:country="none" officeooo:paragraph-rsid="00253601" style:language-asian="zxx" style:country-asian="none" style:language-complex="zxx" style:country-complex="none"/>
    </style:style>
    <style:style style:name="P36" style:family="paragraph" style:parent-style-name="Standard">
      <style:text-properties fo:language="zxx" fo:country="none" officeooo:paragraph-rsid="002c9cf7" style:language-asian="zxx" style:country-asian="none" style:language-complex="zxx" style:country-complex="none"/>
    </style:style>
    <style:style style:name="P37" style:family="paragraph" style:parent-style-name="Standard">
      <style:text-properties fo:language="zxx" fo:country="none" officeooo:rsid="0014a524" officeooo:paragraph-rsid="0014a524" style:language-asian="zxx" style:country-asian="none" style:language-complex="zxx" style:country-complex="none"/>
    </style:style>
    <style:style style:name="P38" style:family="paragraph" style:parent-style-name="Standard">
      <style:paragraph-properties fo:margin-top="0in" fo:margin-bottom="0.139in" style:contextual-spacing="false"/>
      <style:text-properties fo:language="zxx" fo:country="none" style:language-asian="zxx" style:country-asian="none" style:language-complex="zxx" style:country-complex="none"/>
    </style:style>
    <style:style style:name="P39" style:family="paragraph" style:parent-style-name="Standard">
      <style:text-properties fo:font-size="9pt" fo:language="zxx" fo:country="none" officeooo:paragraph-rsid="00192e7e" style:font-size-asian="9pt" style:language-asian="zxx" style:country-asian="none" style:font-size-complex="9pt" style:language-complex="zxx" style:country-complex="none"/>
    </style:style>
    <style:style style:name="P40" style:family="paragraph" style:parent-style-name="Standard">
      <style:text-properties fo:font-size="9pt" fo:language="zxx" fo:country="none" officeooo:rsid="0055691b" officeooo:paragraph-rsid="0055691b" style:font-size-asian="9pt" style:language-asian="zxx" style:country-asian="none" style:font-size-complex="9pt" style:language-complex="zxx" style:country-complex="none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font-name-complex="Calibri1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fo:language="en" fo:country="US"/>
    </style:style>
    <style:style style:name="T5" style:family="text">
      <style:text-properties fo:color="#000000" loext:opacity="100%" fo:font-size="10pt" style:font-size-asian="10pt" style:font-size-complex="10pt"/>
    </style:style>
    <style:style style:name="T6" style:family="text">
      <style:text-properties fo:color="#000000" loext:opacity="100%" fo:font-size="10pt" officeooo:rsid="00474e0b" style:font-size-asian="10pt" style:font-size-complex="10pt"/>
    </style:style>
    <style:style style:name="T7" style:family="text">
      <style:text-properties fo:color="#000000" loext:opacity="100%" fo:font-size="10pt" officeooo:rsid="00460ffa" style:font-size-asian="10pt" style:font-size-complex="10pt"/>
    </style:style>
    <style:style style:name="T8" style:family="text">
      <style:text-properties fo:color="#000000" loext:opacity="100%" fo:font-size="10pt" officeooo:rsid="004984c0" style:font-size-asian="10pt" style:font-size-complex="10pt"/>
    </style:style>
    <style:style style:name="T9" style:family="text">
      <style:text-properties fo:color="#000000" loext:opacity="100%" fo:font-size="10pt" officeooo:rsid="00192e7e" style:font-size-asian="10pt" style:font-size-complex="10pt"/>
    </style:style>
    <style:style style:name="T10" style:family="text">
      <style:text-properties fo:color="#000000" loext:opacity="100%" fo:font-size="10pt" officeooo:rsid="004b4b0d" style:font-size-asian="10pt" style:font-size-complex="10pt"/>
    </style:style>
    <style:style style:name="T11" style:family="text">
      <style:text-properties fo:color="#000000" loext:opacity="100%" fo:font-size="10pt" officeooo:rsid="0035f6c8" style:font-size-asian="10pt" style:font-size-complex="10pt"/>
    </style:style>
    <style:style style:name="T12" style:family="text">
      <style:text-properties fo:color="#000000" loext:opacity="100%" fo:font-size="10pt" officeooo:rsid="0049adad" style:font-size-asian="10pt" style:font-size-complex="10pt"/>
    </style:style>
    <style:style style:name="T13" style:family="text">
      <style:text-properties fo:color="#000000" loext:opacity="100%" fo:font-size="10pt" officeooo:rsid="004e4d07" style:font-size-asian="10pt" style:font-size-complex="10pt"/>
    </style:style>
    <style:style style:name="T14" style:family="text">
      <style:text-properties fo:color="#000000" loext:opacity="100%" fo:font-size="10pt" officeooo:rsid="004a4529" style:font-size-asian="10pt" style:font-size-complex="10pt"/>
    </style:style>
    <style:style style:name="T15" style:family="text">
      <style:text-properties fo:color="#000000" loext:opacity="100%" fo:font-size="10pt" officeooo:rsid="005780ba" style:font-size-asian="10pt" style:font-size-complex="10pt"/>
    </style:style>
    <style:style style:name="T16" style:family="text">
      <style:text-properties fo:color="#000000" loext:opacity="100%" fo:font-size="10pt" style:font-size-asian="10pt" style:font-name-complex="Calibri1" style:font-size-complex="10pt"/>
    </style:style>
    <style:style style:name="T17" style:family="text">
      <style:text-properties fo:color="#000000" loext:opacity="100%" fo:font-size="10pt" fo:font-style="normal" style:font-size-asian="10pt" style:font-style-asian="normal" style:font-size-complex="10pt" style:font-style-complex="normal"/>
    </style:style>
    <style:style style:name="T18" style:family="text">
      <style:text-properties fo:color="#000000" loext:opacity="100%" fo:font-size="10pt" fo:font-style="italic" style:font-size-asian="10pt" style:font-style-asian="italic" style:font-size-complex="10pt" style:font-style-complex="italic"/>
    </style:style>
    <style:style style:name="T19" style:family="text">
      <style:text-properties fo:color="#000000" loext:opacity="100%" fo:font-size="10pt" fo:font-style="italic" officeooo:rsid="004b4b0d" style:font-size-asian="10pt" style:font-style-asian="italic" style:font-size-complex="10pt" style:font-style-complex="italic"/>
    </style:style>
    <style:style style:name="T20" style:family="text">
      <style:text-properties fo:color="#000000" loext:opacity="100%" fo:font-size="10pt" fo:font-style="italic" officeooo:rsid="0058da88" style:font-size-asian="10pt" style:font-style-asian="italic" style:font-size-complex="10pt" style:font-style-complex="italic"/>
    </style:style>
    <style:style style:name="T21" style:family="text">
      <style:text-properties fo:color="#000000" loext:opacity="100%" fo:font-size="14pt" style:font-size-asian="14pt" style:font-size-complex="14pt"/>
    </style:style>
    <style:style style:name="T22" style:family="text">
      <style:text-properties fo:color="#000000" loext:opacity="100%" fo:font-size="14pt" officeooo:rsid="00460ffa" style:font-size-asian="14pt" style:font-size-complex="14pt"/>
    </style:style>
    <style:style style:name="T23" style:family="text">
      <style:text-properties fo:color="#000000" loext:opacity="100%" fo:font-size="14pt" officeooo:rsid="00192e7e" style:font-size-asian="14pt" style:font-size-complex="14pt"/>
    </style:style>
    <style:style style:name="T24" style:family="text">
      <style:text-properties fo:color="#000000" loext:opacity="100%" fo:font-size="14pt" officeooo:rsid="00474e0b" style:font-size-asian="14pt" style:font-size-complex="14pt"/>
    </style:style>
    <style:style style:name="T25" style:family="text">
      <style:text-properties fo:color="#000000" loext:opacity="100%" fo:font-size="14pt" officeooo:rsid="0042ba7e" style:font-size-asian="14pt" style:font-size-complex="14pt"/>
    </style:style>
    <style:style style:name="T26" style:family="text">
      <style:text-properties fo:color="#000000" loext:opacity="100%" style:font-name="DejaVu Sans" fo:font-size="7pt" fo:font-style="italic" style:font-size-asian="7pt" style:font-style-asian="italic" style:font-size-complex="7pt" style:font-style-complex="italic"/>
    </style:style>
    <style:style style:name="T27" style:family="text">
      <style:text-properties fo:color="#000000" loext:opacity="100%" style:font-name="Fira Sans Medium" fo:font-size="10pt" fo:font-style="italic" style:font-size-asian="10pt" style:font-style-asian="italic" style:font-size-complex="10pt" style:font-style-complex="italic"/>
    </style:style>
    <style:style style:name="T28" style:family="text">
      <style:text-properties fo:color="#000000" loext:opacity="100%" style:font-name="Fira Sans Medium" fo:font-style="italic" style:font-style-asian="italic" style:font-style-complex="italic"/>
    </style:style>
    <style:style style:name="T29" style:family="text">
      <style:text-properties fo:color="#000000" loext:opacity="100%" fo:font-style="normal" style:font-style-asian="normal" style:font-style-complex="normal"/>
    </style:style>
    <style:style style:name="T30" style:family="text">
      <style:text-properties fo:color="#000000" loext:opacity="100%" fo:font-style="italic" style:font-style-asian="italic" style:font-style-complex="italic"/>
    </style:style>
    <style:style style:name="T31" style:family="text">
      <style:text-properties fo:color="#000000" loext:opacity="100%" fo:font-style="italic" officeooo:rsid="00192e7e" style:font-style-asian="italic" style:font-style-complex="italic"/>
    </style:style>
    <style:style style:name="T32" style:family="text">
      <style:text-properties fo:color="#000000" loext:opacity="100%" fo:font-style="italic" officeooo:rsid="00474e0b" style:font-style-asian="italic" style:font-style-complex="italic"/>
    </style:style>
    <style:style style:name="T33" style:family="text">
      <style:text-properties fo:color="#000000" loext:opacity="100%" fo:font-style="italic" officeooo:rsid="0042ba7e" style:font-style-asian="italic" style:font-style-complex="italic"/>
    </style:style>
    <style:style style:name="T34" style:family="text">
      <style:text-properties fo:color="#000000" loext:opacity="100%" style:font-name-complex="Calibri1"/>
    </style:style>
    <style:style style:name="T35" style:family="text">
      <style:text-properties fo:color="#000000" loext:opacity="100%" style:font-name="Fira Sans" fo:font-size="8pt" fo:font-style="italic" style:font-size-asian="8pt" style:font-style-asian="italic" style:font-size-complex="8pt" style:font-style-complex="italic"/>
    </style:style>
    <style:style style:name="T36" style:family="text">
      <style:text-properties fo:color="#000000" loext:opacity="100%" style:font-name="Fira Sans" fo:font-size="12pt" fo:font-style="italic" style:font-size-asian="12pt" style:font-style-asian="italic" style:font-size-complex="12pt" style:font-style-complex="italic"/>
    </style:style>
    <style:style style:name="T37" style:family="text">
      <style:text-properties fo:color="#000000" loext:opacity="100%" style:font-name="Fira Sans" fo:font-size="7pt" fo:font-style="italic" style:font-size-asian="7pt" style:font-style-asian="italic" style:font-size-complex="7pt" style:font-style-complex="italic"/>
    </style:style>
    <style:style style:name="T38" style:family="text">
      <style:text-properties fo:font-size="10pt" fo:language="en" fo:country="US" style:font-size-asian="10pt" style:font-size-complex="10pt"/>
    </style:style>
    <style:style style:name="T39" style:family="text">
      <style:text-properties fo:font-size="10pt" style:font-size-asian="10pt" style:font-size-complex="10pt"/>
    </style:style>
    <style:style style:name="T40" style:family="text">
      <style:text-properties fo:font-size="12pt" style:font-size-asian="12pt" style:font-size-complex="12pt"/>
    </style:style>
    <style:style style:name="T41" style:family="text">
      <style:text-properties fo:color="#ff0000" loext:opacity="100%"/>
    </style:style>
    <style:style style:name="T42" style:family="text">
      <style:text-properties fo:color="#ff0000" loext:opacity="100%" fo:language="en" fo:country="US" style:font-name-complex="Calibri1"/>
    </style:style>
    <style:style style:name="T43" style:family="text">
      <style:text-properties fo:color="#ff0000" loext:opacity="100%" style:font-name-complex="Calibri1"/>
    </style:style>
    <style:style style:name="T44" style:family="text">
      <style:text-properties fo:color="#c9211e" loext:opacity="100%"/>
    </style:style>
    <style:style style:name="T45" style:family="text">
      <style:text-properties fo:font-size="9pt" style:font-size-asian="9pt" style:font-size-complex="9pt"/>
    </style:style>
    <style:style style:name="T46" style:family="text">
      <style:text-properties officeooo:rsid="002dd218"/>
    </style:style>
    <style:style style:name="T47" style:family="text">
      <style:text-properties officeooo:rsid="004984c0"/>
    </style:style>
    <style:style style:name="T48" style:family="text">
      <style:text-properties officeooo:rsid="001b2b90"/>
    </style:style>
    <style:style style:name="T49" style:family="text">
      <style:text-properties style:font-name-complex="Calibri1"/>
    </style:style>
    <style:style style:name="T50" style:family="text">
      <style:text-properties officeooo:rsid="0054395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ext:p text:style-name="P14"/>
      <text:p text:style-name="P15"><text:span text:style-name="T6">#</text:span><text:span text:style-name="T5">başlamadan önce linux terminalinden paket listesini güncelleyin</text:span></text:p>
      <text:p text:style-name="P16"><text:span text:style-name="T21">sudo apt-get update </text:span></text:p>
      <text:p text:style-name="P1">#<text:span text:style-name="T47">sonra eğer yüklü değilse</text:span></text:p>
      <text:p text:style-name="P17"><text:span text:style-name="T6">#</text:span><text:span text:style-name="T22">cmake</text:span><text:span text:style-name="T7"> </text:span><text:span text:style-name="T8">paketini ve adı</text:span><text:span text:style-name="T5"> </text:span><text:span text:style-name="T21">r-</text:span><text:span text:style-name="T5"> <text:s text:c="2"/></text:span><text:span text:style-name="T8">ile başlayan tüm paketleri aşağıdaki kodu</text:span></text:p>
      <text:p text:style-name="P17"><text:span text:style-name="T8"># linux terminaline yazarak yükleyin</text:span></text:p>
      <text:p text:style-name="P18"><text:span text:style-name="T23">sudo apt-</text:span><text:span text:style-name="T24">get</text:span><text:span text:style-name="T23"> install </text:span><text:span text:style-name="T25">cmake “</text:span><text:span text:style-name="T23">r-*”</text:span><text:span text:style-name="T9"> </text:span></text:p>
      <text:p text:style-name="P20"><text:span text:style-name="T9">#</text:span><text:span text:style-name="T5">eğer yüklerken paketlerde çakışma olursa </text:span><text:span text:style-name="T15">yükleme işlemi gerçekleşmez ve</text:span></text:p>
      <text:p text:style-name="P20"><text:span text:style-name="T15">#terminalde hata alırsınız.</text:span></text:p>
      <text:p text:style-name="P20"><text:span text:style-name="T15">#bu durumda terminalde hangi paketlerin çakıştığı yazacaktır</text:span></text:p>
      <text:p text:style-name="P20"><text:span text:style-name="T15">#</text:span><text:span text:style-name="T5">çakışan paketlerden birini engelleyip tekrar denemeniz gerekir</text:span></text:p>
      <text:p text:style-name="P19"><text:span text:style-name="T5">#örneğin r-cran-gprofiler ve r-cran-gprofiler2 paketlerinin çakıştığını varsayalım</text:span></text:p>
      <text:p text:style-name="P19"><text:span text:style-name="T5">#bu durumda aşağıdaki kodları terminale sırasıyla yaz</text:span><text:span text:style-name="T10">ıp çalıştırarak</text:span><text:span text:style-name="T5"> birini engellemek sonrasında ise </text:span></text:p>
      <text:p text:style-name="P19"><text:span text:style-name="T5">#terminale sudo apt update yazarak paket listesini güncellemek sorunu çözer.</text:span></text:p>
      <text:p text:style-name="P8"><text:span text:style-name="T17">cd </text:span><text:span text:style-name="T19">/etc/apt/preferences.d</text:span></text:p>
      <text:p text:style-name="P9"><text:span text:style-name="T20">sudo </text:span><text:span text:style-name="T18">touch r-cran-gprofiler.pref <text:s text:c="9"/></text:span><text:span text:style-name="T35"><text:s/>#siz r-cran-gprofiler yerine engellemeniz gereken dosya adını yazın </text:span></text:p>
      <text:p text:style-name="P13"><text:span text:style-name="T18">sudo echo "Package: r-cran-gprofiler" &gt; </text:span><text:span text:style-name="T27">r-cran-gprofiler.pref <text:s/></text:span><text:span text:style-name="T36"><text:s/></text:span><text:span text:style-name="T37">#siz r-cran-gprofiler yerine engellemeniz gereken dosya adını yazın</text:span><text:span text:style-name="T26"> </text:span></text:p>
      <text:p text:style-name="P10"><text:span text:style-name="T30">sudo echo "Pin: version *" &gt;&gt; </text:span><text:span text:style-name="T28">r-cran-gprofiler.pref </text:span><text:span text:style-name="T27"><text:s/></text:span><text:span text:style-name="T37">#siz r-cran-gprofiler yerine engellemeniz gereken dosya adını yazın </text:span></text:p>
      <text:p text:style-name="P10"><text:span text:style-name="T30">sudo echo "Pin-Priority: -1" &gt;&gt; </text:span><text:span text:style-name="T28">r-cran-gprofiler.pref </text:span><text:span text:style-name="T27"><text:s/></text:span><text:span text:style-name="T37">#siz r-cran-gprofiler yerine engellemeniz gereken dosya adını yazın </text:span></text:p>
      <text:p text:style-name="P11"><text:span text:style-name="T30">sudo apt update</text:span></text:p>
      <text:p text:style-name="P12"><text:span text:style-name="T31">sudo apt-</text:span><text:span text:style-name="T32">get</text:span><text:span text:style-name="T31"> install </text:span><text:span text:style-name="T33">cmake “</text:span><text:span text:style-name="T31">r-*” </text:span></text:p>
      <text:p text:style-name="P16"><text:span text:style-name="T11">#</text:span><text:span text:style-name="T12">R’ı </text:span><text:span text:style-name="T13">yükledikten sonra </text:span><text:span text:style-name="T12">uygulamalarınız arasından veya terminal yardımıyla açın</text:span></text:p>
      <text:p text:style-name="P21"><text:span text:style-name="T5">#</text:span><text:span text:style-name="T12">komutları kopyala yapıştır yapmaya başlamadan önce</text:span></text:p>
      <text:p text:style-name="P22"><text:span text:style-name="T12">#</text:span><text:span text:style-name="T5">aşağıdaki komut yardımıyla bir </text:span><text:span text:style-name="T14">CRAN</text:span><text:span text:style-name="T5"> mirror seçin</text:span></text:p>
      <text:p text:style-name="P23"><text:span text:style-name="T21">chooseCRANmirror()</text:span><text:span text:style-name="T5"> </text:span></text:p>
      <text:p text:style-name="P23"><text:span text:style-name="T12">#örneğin </text:span><text:span text:style-name="T5">USA TX 1</text:span><text:bookmark text:name="_GoBack"/><text:span text:style-name="T5"> </text:span><text:span text:style-name="T12">isimli mirror çalışıyor</text:span></text:p>
      <text:p text:style-name="P2">#<text:span text:style-name="T50">sonrasında .csv uzantılı dosyanızdan verilerinizi okutup </text:span></text:p>
      <text:p text:style-name="P2"><text:span text:style-name="T50">#modeller oluşturmaya ve testler yapmaya başlayabilirsiniz</text:span></text:p>
      <text:p text:style-name="P39">#in tests, if <text:span text:style-name="T3">p-value &lt; 0.05, the null hypothesis is rejected and alternative hypothesis is accepted</text:span></text:p>
      <text:p text:style-name="P40">#testlerde p değeri 0.05ten küçükse null hipotez reddedilir ve alternatif hipotez kabul edilir.</text:p>
      <text:p text:style-name="P6"><text:soft-page-break/>#in models, if p-value&lt; 0.05, model is valid</text:p>
      <text:p text:style-name="P7">#modellerde p değeri 0.05ten küçükse model geçerli kabul edilebilir.</text:p>
      <text:p text:style-name="P3">#in models, if an independent variable’s p-value&lt; 0.05, it is in a significant relationship with dependent variable </text:p>
      <text:p text:style-name="P4">#modellerde bir bağımsız değişkenin p değeri 0.05ten küçükse bağımlı değişkenle arasında anlamlı bir ilişki var olduğu kabul edilebilir.</text:p>
      <text:p text:style-name="P5">chooseCRANmirror()</text:p>
      <text:p text:style-name="P24">install.packages("metan")</text:p>
      <text:p text:style-name="P24">library("metan")</text:p>
      <text:p text:style-name="P25">library(<text:span text:style-name="T48">"</text:span>lmtest<text:span text:style-name="T48">"</text:span>)</text:p>
      <text:p text:style-name="P26">library(<text:span text:style-name="T48">"</text:span>Formula<text:span text:style-name="T48">"</text:span>)</text:p>
      <text:p text:style-name="P27">library(<text:span text:style-name="T48">"</text:span>nortest<text:span text:style-name="T48">"</text:span>)</text:p>
      <text:p text:style-name="P28">library(<text:span text:style-name="T48">"</text:span>ggplot2<text:span text:style-name="T48">"</text:span>)</text:p>
      <text:p text:style-name="P29">library(<text:span text:style-name="T48">"</text:span>MASS<text:span text:style-name="T48">"</text:span>)</text:p>
      <text:p text:style-name="P30">library(<text:span text:style-name="T48">"</text:span>stats<text:span text:style-name="T48">"</text:span>)</text:p>
      <text:p text:style-name="P31">library(<text:span text:style-name="T48">"</text:span>quantreg<text:span text:style-name="T48">"</text:span>)</text:p>
      <text:p text:style-name="P32">library(<text:span text:style-name="T48">"</text:span>car<text:span text:style-name="T48">"</text:span>)</text:p>
      <text:p text:style-name="P33">library(<text:span text:style-name="T48">"</text:span>AER<text:span text:style-name="T48">"</text:span>)</text:p>
      <text:p text:style-name="P34">library(<text:span text:style-name="T48">"</text:span>qqconf<text:span text:style-name="T48">"</text:span>)</text:p>
      <text:p text:style-name="P35">library(<text:span text:style-name="T48">"</text:span>ggpubr<text:span text:style-name="T48">"</text:span>)</text:p>
      <text:p text:style-name="P36">library(<text:span text:style-name="T48">"</text:span>nloptr<text:span text:style-name="T48">"</text:span>)</text:p>
      <text:p text:style-name="P36">library(<text:span text:style-name="T48">"</text:span>plm<text:span text:style-name="T48">"</text:span>)</text:p>
      <text:p text:style-name="P36">library(<text:span text:style-name="T48">"</text:span>nlme<text:span text:style-name="T48">"</text:span>)</text:p>
      <text:p text:style-name="P36">library(<text:span text:style-name="T48">"</text:span>foreign<text:span text:style-name="T48">"</text:span>)</text:p>
      <text:p text:style-name="P36">library(<text:span text:style-name="T48">"</text:span>mgcv<text:span text:style-name="T48">"</text:span>)</text:p>
      <text:p text:style-name="P36">library(<text:span text:style-name="T48">"</text:span>lubridate<text:span text:style-name="T48">"</text:span>)</text:p>
      <text:p text:style-name="P36">library(<text:span text:style-name="T48">"</text:span>R.utils<text:span text:style-name="T48">"</text:span>)</text:p>
      <text:p text:style-name="P36">library(<text:span text:style-name="T46">"</text:span>data.table<text:span text:style-name="T46">"</text:span>)</text:p>
      <text:p text:style-name="P14">getwd()</text:p>
      <text:p text:style-name="P14">setwd("<text:span text:style-name="T41">~/Desktop</text:span>")</text:p>
      <text:p text:style-name="P14"><text:span text:style-name="T41">df</text:span>&lt;-read.csv("<text:span text:style-name="T41">datafile</text:span>.csv", header=TRUE, <text:s/>sep=",", stringsAsFactors= TRUE)</text:p>
      <text:p text:style-name="P14"><text:span text:style-name="T3">#</text:span><text:span text:style-name="T44">df</text:span>&lt;-fread("<text:span text:style-name="T44">sanayifile</text:span>.csv",header=TRUE,sep=",",stringsAsFactors=TRUE)</text:p>
      <text:p text:style-name="P14"><text:soft-page-break/>attach(<text:span text:style-name="T41">df</text:span>)</text:p>
      <text:p text:style-name="P14"><text:span text:style-name="T41">corro</text:span>&lt;-cor(<text:span text:style-name="T41">df</text:span>[c("<text:span text:style-name="T41">d1</text:span>","<text:span text:style-name="T41">d2</text:span>","<text:span text:style-name="T41">d3</text:span>","<text:span text:style-name="T41">d4</text:span>","<text:span text:style-name="T41">ind1</text:span>","<text:span text:style-name="T41">ind2</text:span>","<text:span text:style-name="T41">ind3</text:span>","<text:span text:style-name="T41">ind4</text:span>","<text:span text:style-name="T41">ind5</text:span>","<text:span text:style-name="T41">ind6</text:span><text:span text:style-name="T3">"</text:span>)])</text:p>
      <text:p text:style-name="P14">round(<text:span text:style-name="T41">corro</text:span>,2)</text:p>
      <text:p text:style-name="P37"><text:span text:style-name="T44">corchart</text:span>&lt;-corr_coef(<text:span text:style-name="T44">df</text:span>)</text:p>
      <text:p text:style-name="P37">plot(<text:span text:style-name="T44">corchart</text:span>)</text:p>
      <text:p text:style-name="P14"><text:span text:style-name="T41">linmod1</text:span><text:span text:style-name="T3">&lt;-</text:span>lm(<text:span text:style-name="T41">d1</text:span>~<text:span text:style-name="T41">ind1</text:span>+<text:span text:style-name="T41">ind2</text:span>+<text:span text:style-name="T41">ind3</text:span>+<text:span text:style-name="T41">ind4</text:span>+<text:span text:style-name="T41">ind5</text:span>+<text:span text:style-name="T41">ind6</text:span>, data=<text:span text:style-name="T41">df</text:span>)</text:p>
      <text:p text:style-name="P14">summary(<text:span text:style-name="T41">linmod1</text:span>)</text:p>
      <text:p text:style-name="P14"><text:span text:style-name="T41">model.quantilessd1</text:span>&lt;-rqss(<text:span text:style-name="T41">d1</text:span>~<text:span text:style-name="T41">ind1</text:span>+<text:span text:style-name="T41">ind2</text:span>+<text:span text:style-name="T41">ind3</text:span>+<text:span text:style-name="T41">ind4</text:span>+<text:span text:style-name="T41">ind5</text:span><text:span text:style-name="T3">+</text:span><text:span text:style-name="T41">ind6</text:span>, data=<text:span text:style-name="T41">df</text:span>, tau=0.5)</text:p>
      <text:p text:style-name="P14">summary(<text:span text:style-name="T41">model.quantilessd1</text:span>)</text:p>
      <text:p text:style-name="P14"><text:span text:style-name="T41">femd1</text:span>&lt;-plm(<text:span text:style-name="T41">d1</text:span>~<text:span text:style-name="T41">ind1</text:span>+<text:span text:style-name="T41">ind2</text:span>+<text:span text:style-name="T41">ind3</text:span>+<text:span text:style-name="T41">ind4</text:span><text:span text:style-name="T3">+</text:span><text:span text:style-name="T41">ind5</text:span><text:span text:style-name="T3">+</text:span><text:span text:style-name="T41">ind6</text:span>, data=<text:span text:style-name="T41">df </text:span>, index=c("<text:span text:style-name="T41">i1</text:span>","<text:span text:style-name="T41">i2</text:span>"),model="within")</text:p>
      <text:p text:style-name="P14"><text:span text:style-name="T41">femwid1</text:span>&lt;-within_intercept(<text:span text:style-name="T41">femd1</text:span>, return.model=TRUE)</text:p>
      <text:p text:style-name="P14">summary(<text:span text:style-name="T41">femwid1</text:span>)</text:p>
      <text:p text:style-name="P14">vif(<text:span text:style-name="T41">femwid1</text:span>) <text:s/>#if one result’s higher than 3(for some sources 5, or 10) there’s multicollinearity(bad) </text:p>
      <text:p text:style-name="P14">barplot(vif(<text:span text:style-name="T41">femwid1</text:span>), horiz = F, col = "steelblue", xlab="Variables", ylab="VIF Values") #figure for vif </text:p>
      <text:p text:style-name="P14">raintest(<text:span text:style-name="T41">femwid1</text:span>) <text:s text:c="36"/>#if p-value &lt;0.05, there is no linearity(bad)</text:p>
      <text:p text:style-name="P14">bptest(<text:span text:style-name="T41">femwid1</text:span><text:span text:style-name="T3">,</text:span><text:span text:style-name="T41"> </text:span><text:span text:style-name="T3">studentize=T</text:span>) <text:s text:c="13"/>#if p-value &lt;0.05, there is no homoscedasticity(bad)</text:p>
      <text:p text:style-name="P14">pbgtest(<text:span text:style-name="T41">femwid1</text:span>) <text:s text:c="38"/>#if p-value &lt;0.05, there is a serial correlation(bad)</text:p>
      <text:p text:style-name="P14">acf(<text:span text:style-name="T41">femwid1$residuals</text:span><text:span text:style-name="T3">, type="partial") <text:s/>#figure for serial correlation blue line shows p-value</text:span></text:p>
      <text:p text:style-name="P14">pcdtest(<text:span text:style-name="T41">femwid1</text:span>, test="cd") <text:s text:c="16"/>#if p-value &lt;0.05, there is cross-sectional dependency(bad) </text:p>
      <text:p text:style-name="P14"><text:span text:style-name="T34">pearson.test(</text:span><text:span text:style-name="T43">femwid1</text:span><text:span text:style-name="T49">$residuals,</text:span><text:span text:style-name="T34"> adjust=F) </text:span><text:span text:style-name="T39">#if p-value &lt;0.05, residuals are not normally distributed(bad)</text:span></text:p>
      <text:p text:style-name="P14"><text:span text:style-name="T49">ggdensity(</text:span><text:span text:style-name="T43">femwid1</text:span><text:span text:style-name="T49">$residuals) #figure for normality whether bell shaped or not</text:span></text:p>
      <text:p text:style-name="P14"><text:span text:style-name="T49">ggqqplot(</text:span><text:span text:style-name="T43">femwid1</text:span><text:span text:style-name="T49">$residuals) #figure for normality</text:span></text:p>
      <text:p text:style-name="P14"><text:span text:style-name="T43">remd1</text:span><text:span text:style-name="T49">&lt;-plm(</text:span><text:span text:style-name="T43">d1</text:span><text:span text:style-name="T49">~</text:span><text:span text:style-name="T43">ind1</text:span><text:span text:style-name="T49">+</text:span><text:span text:style-name="T43">ind2</text:span><text:span text:style-name="T49">+</text:span><text:span text:style-name="T43">ind3</text:span><text:span text:style-name="T49">+</text:span><text:span text:style-name="T43">ind4</text:span><text:span text:style-name="T34">+</text:span><text:span text:style-name="T43">ind5</text:span><text:span text:style-name="T3">+</text:span><text:span text:style-name="T41">ind6</text:span><text:span text:style-name="T49">, data=</text:span><text:span text:style-name="T43">df</text:span><text:span text:style-name="T49">, </text:span>index=c("<text:span text:style-name="T41">i1</text:span>","<text:span text:style-name="T41">i2</text:span>"), <text:span text:style-name="T49">model="random", <text:s/></text:span>random.method="amemiya")</text:p>
      <text:p text:style-name="P14">summary(<text:span text:style-name="T41">remd1</text:span>)</text:p>
      <text:p text:style-name="P14">vif(<text:span text:style-name="T41">remd1</text:span>) <text:s/>#if one result’s higher than 3(for some sources 5, or 10), there’s multicollinearity(bad) </text:p>
      <text:p text:style-name="P14">barplot(vif(<text:span text:style-name="T41">remd1</text:span>), horiz = F, col = "steelblue", xlab="Variables", ylab="VIF Values") #figure for vif </text:p>
      <text:p text:style-name="P14"><text:soft-page-break/>raintest(<text:span text:style-name="T41">remd1</text:span>) <text:s text:c="35"/>#if p-value &lt;0.05, there is no linearity(bad)</text:p>
      <text:p text:style-name="P14">bptest(<text:span text:style-name="T41">remd1</text:span><text:span text:style-name="T3">, studentize=T</text:span>) <text:s text:c="12"/>#if p-value &lt;0.05, there is no homoscedasticity(bad)</text:p>
      <text:p text:style-name="P14">pbgtest(<text:span text:style-name="T41">remd1</text:span>) <text:s text:c="48"/>#if p-value &lt;0.05, there is a serial correlation(bad)</text:p>
      <text:p text:style-name="P14">acf(<text:span text:style-name="T41">remd1$residuals</text:span><text:span text:style-name="T3">, type="partial") <text:s/>#figure for serial correlation blue line shows p-value</text:span></text:p>
      <text:p text:style-name="P14">pcdtest(<text:span text:style-name="T41">remd1</text:span>, test="cd") <text:s text:c="16"/>#if p-value &lt;0.05, there is cross-sectional dependency(bad) </text:p>
      <text:p text:style-name="P14"><text:span text:style-name="T34">pearson.test(</text:span><text:span text:style-name="T43">remd1</text:span><text:span text:style-name="T49">$residuals,</text:span><text:span text:style-name="T34"> adjust=F)</text:span><text:span text:style-name="T16"> </text:span><text:span text:style-name="T39">#if p-value &lt;0.05, residuals are not normally distributed(bad)</text:span></text:p>
      <text:p text:style-name="P14"><text:span text:style-name="T49">ggdensity(</text:span><text:span text:style-name="T43">remd1</text:span><text:span text:style-name="T49">$residuals) #figure for normality whether bell shaped or not</text:span></text:p>
      <text:p text:style-name="P14"><text:span text:style-name="T49">ggqqplot(</text:span><text:span text:style-name="T43">remd1</text:span><text:span text:style-name="T49">$residuals) #figure for normality</text:span></text:p>
      <text:p text:style-name="P14"><text:span text:style-name="T41">pemd1</text:span>&lt;-plm(<text:span text:style-name="T41">d1</text:span>~<text:span text:style-name="T41">ind1</text:span>+<text:span text:style-name="T41">ind2</text:span>+<text:span text:style-name="T41">ind3</text:span>+<text:span text:style-name="T41">ind4</text:span><text:span text:style-name="T3">+</text:span><text:span text:style-name="T41">ind5</text:span><text:span text:style-name="T3">+</text:span><text:span text:style-name="T41">ind6</text:span>, data=<text:span text:style-name="T41">df</text:span>, index=c("<text:span text:style-name="T41">i1</text:span>","<text:span text:style-name="T41">i2</text:span>"), model="pooling")</text:p>
      <text:p text:style-name="P14">summary(<text:span text:style-name="T41">pemd1</text:span>)</text:p>
      <text:p text:style-name="P14">vif(<text:span text:style-name="T41">pemd1</text:span>) <text:s/>#if one result’s higher than 3(for some sources 5, or 10), there’s multicollinearity(bad) </text:p>
      <text:p text:style-name="P14">barplot(vif(<text:span text:style-name="T41">pemd1</text:span>), horiz = F, col = "steelblue", xlab="Variables", ylab="VIF Values") #figure for vif </text:p>
      <text:p text:style-name="P14">raintest(<text:span text:style-name="T41">pemd1</text:span>) <text:s text:c="35"/>#if p-value &lt;0.05, there is no linearity(bad)</text:p>
      <text:p text:style-name="P14">bptest(<text:span text:style-name="T41">pemd1</text:span><text:span text:style-name="T3">, studentize=T</text:span>) <text:s text:c="12"/>#if p-value &lt;0.05, there is no homoscedasticity(bad)</text:p>
      <text:p text:style-name="P14">pbgtest(<text:span text:style-name="T41">pemd1</text:span>) <text:s text:c="48"/>#if p-value &lt;0.05, there is a serial correlation(bad)</text:p>
      <text:p text:style-name="P14">acf(<text:span text:style-name="T41">pemd1$residuals</text:span><text:span text:style-name="T3">, type="partial") <text:s/>#figure for serial correlation blue line shows p-value</text:span></text:p>
      <text:p text:style-name="P14">pcdtest(<text:span text:style-name="T41">pemd1</text:span>, test="cd") <text:s text:c="16"/>#if p-value &lt;0.05, there is cross-sectional dependency(bad) </text:p>
      <text:p text:style-name="P14"><text:span text:style-name="T34">pearson.test(</text:span><text:span text:style-name="T43">pemd1</text:span><text:span text:style-name="T49">$residuals, </text:span><text:span text:style-name="T34">adjust=F)</text:span><text:span text:style-name="T16"> </text:span><text:span text:style-name="T39">#if p-value &lt;0.05, residuals are not normally distributed(bad)</text:span></text:p>
      <text:p text:style-name="P14"><text:span text:style-name="T49">ggdensity(</text:span><text:span text:style-name="T43">pemd1</text:span><text:span text:style-name="T49">$residuals) #figure for normality whether bell shaped or not</text:span></text:p>
      <text:p text:style-name="P14"><text:span text:style-name="T49">ggqqplot(</text:span><text:span text:style-name="T43">pemd1</text:span><text:span text:style-name="T49">$residuals) #figure for normality</text:span></text:p>
      <text:p text:style-name="P14">pFtest(<text:span text:style-name="T41">femd1</text:span>, <text:span text:style-name="T41">pemd1</text:span>) <text:s text:c="3"/>#if p-value &lt; 0.05, prefer <text:span text:style-name="T41">femd1</text:span> or <text:span text:style-name="T41">femwid1</text:span> to <text:span text:style-name="T41">pemd1</text:span><text:span text:style-name="T3">, if not, vice versa</text:span></text:p>
      <text:p text:style-name="P14"><text:span text:style-name="T3">plmtest(</text:span><text:span text:style-name="T41">pemd1</text:span><text:span text:style-name="T3">,type="bp") <text:s text:c="21"/>#if p-value&lt;0.05, prefer </text:span><text:span text:style-name="T41">remd1</text:span><text:span text:style-name="T3"> to </text:span><text:span text:style-name="T41">pemd1</text:span><text:span text:style-name="T3">, if not vice versa</text:span></text:p>
      <text:p text:style-name="P14">phtest(<text:span text:style-name="T41">femwid1</text:span>,<text:span text:style-name="T41">remd1</text:span>) <text:s text:c="10"/>#if p-value &lt;0.05, prefer <text:s/><text:span text:style-name="T41">femd1</text:span> or <text:span text:style-name="T41">femwid1</text:span> to <text:span text:style-name="T41">remd1</text:span>, if not, vice versa</text:p>
      <text:p text:style-name="P14"><text:span text:style-name="T41">linmod2</text:span><text:span text:style-name="T3">&lt;-l</text:span>m(<text:span text:style-name="T41">d2</text:span>~<text:span text:style-name="T41">ind1</text:span>+<text:span text:style-name="T41">ind2</text:span>+<text:span text:style-name="T41">ind3</text:span>+<text:span text:style-name="T41">ind4</text:span>+<text:span text:style-name="T41">ind5</text:span>+<text:span text:style-name="T41">ind6</text:span>, data=<text:span text:style-name="T41">df</text:span>)</text:p>
      <text:p text:style-name="P14"><text:soft-page-break/>summary(<text:span text:style-name="T41">linmod2</text:span>)</text:p>
      <text:p text:style-name="P14"><text:span text:style-name="T41">model.quantilessd2</text:span>&lt;-rqss(<text:span text:style-name="T41">d2</text:span>~<text:span text:style-name="T41">ind1</text:span>+<text:span text:style-name="T41">ind2</text:span>+<text:span text:style-name="T41">ind3</text:span>+<text:span text:style-name="T41">ind4</text:span>+<text:span text:style-name="T41">ind5</text:span><text:span text:style-name="T3">+</text:span><text:span text:style-name="T41">ind6</text:span>,data=<text:span text:style-name="T41">df</text:span>,tau=0.5)</text:p>
      <text:p text:style-name="P14">summary(<text:span text:style-name="T41">model.quantilessd2</text:span>)</text:p>
      <text:p text:style-name="P14"><text:span text:style-name="T41">femd2</text:span>&lt;-plm(<text:span text:style-name="T41">d2</text:span>~<text:span text:style-name="T41">ind1</text:span>+<text:span text:style-name="T41">ind2</text:span>+<text:span text:style-name="T41">ind3</text:span>+<text:span text:style-name="T41">ind4</text:span><text:span text:style-name="T3">+</text:span><text:span text:style-name="T41">ind5</text:span><text:span text:style-name="T3">+</text:span><text:span text:style-name="T41">ind6</text:span>, data=<text:span text:style-name="T41">df</text:span>, index=c("<text:span text:style-name="T41">i1</text:span>","<text:span text:style-name="T41">i2</text:span>"),model="within")</text:p>
      <text:p text:style-name="P14"><text:span text:style-name="T41">femwid2</text:span>&lt;-within_intercept(<text:span text:style-name="T41">femd2</text:span>, return.model=TRUE)</text:p>
      <text:p text:style-name="P14">summary(<text:span text:style-name="T41">femwid2</text:span>)</text:p>
      <text:p text:style-name="P14">vif(<text:span text:style-name="T41">femwid2</text:span>) <text:s/>#if one result’s higher than 3(for some sources 5, or 10), there’s multicollinearity(bad) </text:p>
      <text:p text:style-name="P14">barplot(vif(<text:span text:style-name="T41">femwid2</text:span>), horiz = F, col = "steelblue", xlab="Variables", ylab="VIF Values") #figure for vif</text:p>
      <text:p text:style-name="P14">raintest(<text:span text:style-name="T41">femwid2</text:span>) <text:s text:c="36"/>#if p-value &lt;0.05, there is no linearity(bad)</text:p>
      <text:p text:style-name="P14">bptest(<text:span text:style-name="T41">femwid2</text:span><text:span text:style-name="T3">,</text:span><text:span text:style-name="T41"> </text:span><text:span text:style-name="T3">studentize=T</text:span>) <text:s text:c="13"/>#if p-value &lt;0.05, there is no homoscedasticity(bad)</text:p>
      <text:p text:style-name="P14">pbgtest(<text:span text:style-name="T41">femwid2</text:span>) <text:s text:c="35"/>#if p-value &lt;0.05, there is a serial correlation(bad)</text:p>
      <text:p text:style-name="P14">acf(<text:span text:style-name="T41">femwid2$residuals</text:span><text:span text:style-name="T3">, type="partial") <text:s/>#figure for serial correlation blue line shows p-value</text:span></text:p>
      <text:p text:style-name="P14">pcdtest(<text:span text:style-name="T41">femwid2</text:span>, test="cd") <text:s text:c="16"/>#if p-value &lt;0.05, there is cross-sectional dependency(bad) </text:p>
      <text:p text:style-name="P14"><text:span text:style-name="T34">pearson.test(</text:span><text:span text:style-name="T43">femwid2</text:span><text:span text:style-name="T49">$residuals,</text:span><text:span text:style-name="T34"> adjust=F) </text:span><text:span text:style-name="T39">#if p-value &lt;0.05, residuals are not normally distributed(bad)</text:span></text:p>
      <text:p text:style-name="P14"><text:span text:style-name="T49">ggdensity(</text:span><text:span text:style-name="T43">femwid2</text:span><text:span text:style-name="T49">$residuals) #figure for normality whether bell shaped or not</text:span></text:p>
      <text:p text:style-name="P14"><text:span text:style-name="T49">ggqqplot(</text:span><text:span text:style-name="T43">femwid2</text:span><text:span text:style-name="T49">$residuals) #figure for normality</text:span></text:p>
      <text:p text:style-name="P14"><text:span text:style-name="T41">remd2</text:span>&lt;-plm(<text:span text:style-name="T41">d2</text:span>~<text:span text:style-name="T41">ind1</text:span>+<text:span text:style-name="T41">ind2</text:span>+<text:span text:style-name="T41">ind3</text:span>+<text:span text:style-name="T41">ind4</text:span><text:span text:style-name="T3">+</text:span><text:span text:style-name="T41">ind5</text:span><text:span text:style-name="T3">+</text:span><text:span text:style-name="T41">ind6</text:span>, data=<text:span text:style-name="T41">df</text:span>, index=c("<text:span text:style-name="T41">i1</text:span>","<text:span text:style-name="T41">i2</text:span>"), model="random", random.method="amemiya")</text:p>
      <text:p text:style-name="P14">summary(<text:span text:style-name="T41">remd2</text:span>)</text:p>
      <text:p text:style-name="P14">vif(<text:span text:style-name="T41">remd2</text:span>) <text:s/>#if one result’s higher than 3(for some sources 5, or 10) there’s multicollinearity(bad) </text:p>
      <text:p text:style-name="P14">barplot(vif(<text:span text:style-name="T41">remd2</text:span>), horiz = F, col = "steelblue", xlab="Variables", ylab="VIF Values") #figure for vif </text:p>
      <text:p text:style-name="P14">raintest(<text:span text:style-name="T41">remd2</text:span>) <text:s text:c="35"/>#if p-value &lt;0.05, there is no linearity(bad)</text:p>
      <text:p text:style-name="P14">bptest(<text:span text:style-name="T41">remd2</text:span><text:span text:style-name="T3">, studentize=T</text:span>) <text:s text:c="12"/>#if p-value &lt;0.05, there is no homoscedasticity(bad)</text:p>
      <text:p text:style-name="P14">pbgtest(<text:span text:style-name="T41">remd2</text:span>) <text:s text:c="48"/>#if p-value &lt;0.05, there is a serial correlation(bad)</text:p>
      <text:p text:style-name="P14">acf(<text:span text:style-name="T41">remd2$residuals</text:span><text:span text:style-name="T3">, type="partial") <text:s/>#figure for serial correlation blue line shows p-value</text:span></text:p>
      <text:p text:style-name="P14">pcdtest(<text:span text:style-name="T41">remd2</text:span>, test="cd") <text:s text:c="16"/>#if p-value &lt;0.05, there is cross-sectional dependency(bad) </text:p>
      <text:p text:style-name="P14"><text:soft-page-break/><text:span text:style-name="T34">pearson.test(</text:span><text:span text:style-name="T43">remd2</text:span><text:span text:style-name="T49">$residuals,</text:span><text:span text:style-name="T34"> adjust=F) </text:span><text:span text:style-name="T39">#if p-value &lt;0.05, residuals are not normally distributed(bad)</text:span></text:p>
      <text:p text:style-name="P14"><text:span text:style-name="T49">ggdensity(</text:span><text:span text:style-name="T43">remd2</text:span><text:span text:style-name="T49">$residuals) #figure for normality whether bell shaped or not</text:span></text:p>
      <text:p text:style-name="P14"><text:span text:style-name="T49">ggqqplot(</text:span><text:span text:style-name="T43">remd2</text:span><text:span text:style-name="T49">$residuals) #figure for normality</text:span></text:p>
      <text:p text:style-name="P14"><text:span text:style-name="T41">pemd2</text:span>&lt;-plm(<text:span text:style-name="T41">d2</text:span>~<text:span text:style-name="T41">ind1</text:span>+<text:span text:style-name="T41">ind2</text:span>+<text:span text:style-name="T41">ind3</text:span>+<text:span text:style-name="T41">ind4</text:span><text:span text:style-name="T3">+</text:span><text:span text:style-name="T41">ind5</text:span><text:span text:style-name="T3">+</text:span><text:span text:style-name="T41">ind6</text:span>, data=<text:span text:style-name="T41">df</text:span>, index=c("<text:span text:style-name="T41">i1</text:span>","<text:span text:style-name="T41">i2</text:span>"), model="pooling")</text:p>
      <text:p text:style-name="P14">summary(<text:span text:style-name="T41">pemd2</text:span>)</text:p>
      <text:p text:style-name="P14">vif(<text:span text:style-name="T41">pemd2</text:span>) <text:s/>#if one result’s higher than 3(for some sources 5, or 10), there’s multicollinearity(bad) </text:p>
      <text:p text:style-name="P14">barplot(vif(<text:span text:style-name="T41">pemd2</text:span>), horiz = F, col = "steelblue", xlab="Variables", ylab="VIF Values") #figure for vif </text:p>
      <text:p text:style-name="P14">raintest(<text:span text:style-name="T41">pemd2</text:span>) <text:s text:c="35"/>#if p-value &lt;0.05, there is no linearity(bad)</text:p>
      <text:p text:style-name="P14">bptest(<text:span text:style-name="T41">pemd2</text:span><text:span text:style-name="T3">, studentize=T</text:span>) <text:s text:c="12"/>#if p-value &lt;0.05, there is no homoscedasticity(bad)</text:p>
      <text:p text:style-name="P14">pbgtest(<text:span text:style-name="T41">pemd2</text:span>) <text:s text:c="48"/>#if p-value &lt;0.05, there is a serial correlation(bad)</text:p>
      <text:p text:style-name="P14">acf(<text:span text:style-name="T41">pemd2$residuals</text:span><text:span text:style-name="T3">, type="partial") <text:s/>#figure for serial correlation blue line shows p-value</text:span></text:p>
      <text:p text:style-name="P14">pcdtest(<text:span text:style-name="T41">pemd2</text:span>, test="cd") <text:s text:c="16"/>#if p-value &lt;0.05, there is cross-sectional dependency(bad) </text:p>
      <text:p text:style-name="P14"><text:span text:style-name="T34">pearson.test(</text:span><text:span text:style-name="T43">pemd2</text:span><text:span text:style-name="T49">$residuals,</text:span><text:span text:style-name="T34"> adjust=F)</text:span><text:span text:style-name="T43"> <text:s/></text:span><text:span text:style-name="T45">#if p-value &lt;0.05, residuals are not normally distributed(bad)</text:span></text:p>
      <text:p text:style-name="P14"><text:span text:style-name="T49">ggdensity(</text:span><text:span text:style-name="T43">pemd2</text:span><text:span text:style-name="T49">$residuals) #figure for normality whether bell shaped or not</text:span></text:p>
      <text:p text:style-name="P14"><text:span text:style-name="T49">ggqqplot(</text:span><text:span text:style-name="T43">pemd2</text:span><text:span text:style-name="T49">$residuals) #figure for normality</text:span></text:p>
      <text:p text:style-name="P14">pFtest(<text:span text:style-name="T41">femd2</text:span>, <text:span text:style-name="T41">pemd2</text:span>) <text:s text:c="11"/>#if p-value &lt; 0.05, prefer <text:span text:style-name="T41">femd2</text:span> or <text:span text:style-name="T41">femwid2</text:span> to <text:span text:style-name="T41">pemd2</text:span><text:span text:style-name="T3">, if not, vice versa</text:span></text:p>
      <text:p text:style-name="P14"><text:span text:style-name="T3">plmtest(</text:span><text:span text:style-name="T41">pemd2</text:span><text:span text:style-name="T3">,type="bp") <text:s text:c="21"/>#if p-value&lt;0.05, prefer </text:span><text:span text:style-name="T41">remd2</text:span><text:span text:style-name="T3"> to </text:span><text:span text:style-name="T41">pemd2</text:span><text:span text:style-name="T3">, if not vice versa</text:span></text:p>
      <text:p text:style-name="P14">phtest(<text:span text:style-name="T41">femwid2</text:span>,<text:span text:style-name="T41">remd2</text:span>) <text:s text:c="10"/>#if p-value &lt;0.05, prefer <text:span text:style-name="T41">femd2</text:span> or <text:span text:style-name="T41">femwid2</text:span> <text:s/>to <text:span text:style-name="T41">remd2</text:span>, if not, vice versa</text:p>
      <text:p text:style-name="P14"><text:span text:style-name="T41">linmod3</text:span>&lt;-lm(<text:span text:style-name="T41">d3</text:span>~<text:span text:style-name="T41">ind1</text:span>+<text:span text:style-name="T41">ind2</text:span>+<text:span text:style-name="T41">ind3</text:span>+<text:span text:style-name="T41">ind4</text:span>+<text:span text:style-name="T41">ind5</text:span>+<text:span text:style-name="T41">ind6</text:span>, data=<text:span text:style-name="T41">df</text:span>)</text:p>
      <text:p text:style-name="P14">summary(<text:span text:style-name="T41">linmod3</text:span>)</text:p>
      <text:p text:style-name="P14"><text:span text:style-name="T41">model.quantilessd3</text:span>&lt;-rqss(<text:span text:style-name="T41">d3</text:span>~<text:span text:style-name="T41">ind1</text:span>+<text:span text:style-name="T41">ind2</text:span>+<text:span text:style-name="T41">ind3</text:span>+<text:span text:style-name="T41">ind4</text:span>+<text:span text:style-name="T41">ind5</text:span><text:span text:style-name="T3">+</text:span><text:span text:style-name="T41">ind6</text:span>,data=<text:span text:style-name="T41">df</text:span>,tau=0.5)</text:p>
      <text:p text:style-name="P14">summary(<text:span text:style-name="T41">model.quantilessd3</text:span>)</text:p>
      <text:p text:style-name="P14"><text:span text:style-name="T41">femd3</text:span>&lt;-plm(<text:span text:style-name="T41">d3</text:span>~<text:span text:style-name="T41">ind1</text:span>+<text:span text:style-name="T41">ind2</text:span>+<text:span text:style-name="T41">ind3</text:span>+<text:span text:style-name="T41">ind4</text:span><text:span text:style-name="T3">+</text:span><text:span text:style-name="T41">ind5</text:span><text:span text:style-name="T3">+</text:span><text:span text:style-name="T41">ind6</text:span>, data=<text:span text:style-name="T41">df</text:span>, index=c("<text:span text:style-name="T41">i1</text:span>","<text:span text:style-name="T41">i2</text:span>"),model="within")</text:p>
      <text:p text:style-name="P14"><text:span text:style-name="T41">femwid3</text:span>&lt;-within_intercept(<text:span text:style-name="T41">femd3</text:span>, return.model=TRUE)</text:p>
      <text:p text:style-name="P14">summary(<text:span text:style-name="T41">femwid3</text:span>)</text:p>
      <text:p text:style-name="P14"><text:soft-page-break/>vif(<text:span text:style-name="T41">femwid3</text:span>) <text:s/>#if one result’s higher than 3(for some sources 5, or 10), there’s multicollinearity(bad) </text:p>
      <text:p text:style-name="P14">barplot(vif(<text:span text:style-name="T41">femwid3</text:span>), horiz = F, col = "steelblue", xlab="Variables", ylab="VIF Values") #figure for vif</text:p>
      <text:p text:style-name="P14">raintest(<text:span text:style-name="T41">femwid3</text:span>) <text:s text:c="36"/>#if p-value &lt;0.05, there is no linearity(bad)</text:p>
      <text:p text:style-name="P14">bptest(<text:span text:style-name="T41">femwid3</text:span><text:span text:style-name="T3">,</text:span><text:span text:style-name="T41"> </text:span><text:span text:style-name="T3">studentize=T</text:span>) <text:s text:c="13"/>#if p-value &lt;0.05, there is no homoscedasticity(bad)</text:p>
      <text:p text:style-name="P14">pbgtest(<text:span text:style-name="T41">femwid3</text:span>) <text:s text:c="35"/>#if p-value &lt;0.05, there is a serial correlation(bad)</text:p>
      <text:p text:style-name="P14">acf(<text:span text:style-name="T41">femwid3$residuals</text:span><text:span text:style-name="T3">, type="partial") <text:s/>#figure for serial correlation blue line shows p-value</text:span></text:p>
      <text:p text:style-name="P14">pcdtest(<text:span text:style-name="T41">femwid3</text:span>, test="cd") <text:s text:c="16"/>#if p-value &lt;0.05, there is cross-sectional dependency(bad) </text:p>
      <text:p text:style-name="P14"><text:span text:style-name="T34">pearson.test(</text:span><text:span text:style-name="T43">femwid3</text:span><text:span text:style-name="T49">$residuals,</text:span><text:span text:style-name="T34"> adjust=F) </text:span><text:span text:style-name="T39">#if p-value &lt;0.05, residuals are not normally distributed(bad)</text:span></text:p>
      <text:p text:style-name="P14"><text:span text:style-name="T49">ggdensity(</text:span><text:span text:style-name="T43">femwid3</text:span><text:span text:style-name="T49">$residuals) #figure for normality whether bell shaped or not</text:span></text:p>
      <text:p text:style-name="P14"><text:span text:style-name="T49">ggqqplot(</text:span><text:span text:style-name="T43">femwid3</text:span><text:span text:style-name="T49">$residuals) #figure for normality</text:span></text:p>
      <text:p text:style-name="P14"><text:span text:style-name="T41">remd3</text:span>&lt;-plm(<text:span text:style-name="T41">d3</text:span>~<text:span text:style-name="T41">ind1</text:span>+<text:span text:style-name="T41">ind2</text:span>+<text:span text:style-name="T41">ind3</text:span>+<text:span text:style-name="T41">ind4</text:span><text:span text:style-name="T3">+</text:span><text:span text:style-name="T41">ind5</text:span><text:span text:style-name="T3">+</text:span><text:span text:style-name="T41">ind6</text:span>, data=<text:span text:style-name="T41">df</text:span>, index=c("<text:span text:style-name="T41">i1</text:span>","<text:span text:style-name="T41">i2</text:span>"), model="random", random.method="amemiya")</text:p>
      <text:p text:style-name="P14">summary(<text:span text:style-name="T41">remd3</text:span>)</text:p>
      <text:p text:style-name="P14">vif(<text:span text:style-name="T41">remd3</text:span>) <text:s/>#if one result’s higher than 3(for some sources 5, or 10) there’s multicollinearity(bad) </text:p>
      <text:p text:style-name="P14">barplot(vif(<text:span text:style-name="T41">remd3</text:span>), horiz = F, col = "steelblue", xlab="Variables", ylab="VIF Values") #figure for vif </text:p>
      <text:p text:style-name="P14">raintest(<text:span text:style-name="T41">remd3</text:span>) <text:s text:c="35"/>#if p-value &lt;0.05, there is no linearity(bad)</text:p>
      <text:p text:style-name="P14">bptest(<text:span text:style-name="T41">remd3</text:span><text:span text:style-name="T3">, studentize=T</text:span>) <text:s text:c="12"/>#if p-value &lt;0.05, there is no homoscedasticity(bad)</text:p>
      <text:p text:style-name="P14">pbgtest(<text:span text:style-name="T41">remd3</text:span>) <text:s text:c="48"/>#if p-value &lt;0.05, there is a serial correlation(bad)</text:p>
      <text:p text:style-name="P14">acf(<text:span text:style-name="T41">remd3$residuals</text:span><text:span text:style-name="T3">, type="partial") <text:s/>#figure for serial correlation blue line shows p-value</text:span></text:p>
      <text:p text:style-name="P14">pcdtest(<text:span text:style-name="T41">remd3</text:span>, test="cd") <text:s text:c="16"/>#if p-value &lt;0.05, there is cross-sectional dependency(bad) </text:p>
      <text:p text:style-name="P14"><text:span text:style-name="T34">pearson.test(</text:span><text:span text:style-name="T43">remd3</text:span><text:span text:style-name="T49">$residuals,</text:span><text:span text:style-name="T34"> adjust=F) </text:span><text:span text:style-name="T39">#if p-value &lt;0.05, residuals are not normally distributed(bad)</text:span></text:p>
      <text:p text:style-name="P14"><text:span text:style-name="T49">ggdensity(</text:span><text:span text:style-name="T43">remd3</text:span><text:span text:style-name="T49">$residuals) #figure for normality whether bell shaped or not</text:span></text:p>
      <text:p text:style-name="P14"><text:span text:style-name="T49">ggqqplot(</text:span><text:span text:style-name="T43">remd3</text:span><text:span text:style-name="T49">$residuals) #figure for normality</text:span></text:p>
      <text:p text:style-name="P14"><text:span text:style-name="T41">pemd3</text:span>&lt;-plm(<text:span text:style-name="T41">d3</text:span>~<text:span text:style-name="T41">ind1</text:span>+<text:span text:style-name="T41">ind2</text:span>+<text:span text:style-name="T41">ind3</text:span>+<text:span text:style-name="T41">ind4</text:span><text:span text:style-name="T3">+</text:span><text:span text:style-name="T41">ind5</text:span><text:span text:style-name="T3">+</text:span><text:span text:style-name="T41">ind6</text:span>, data=<text:span text:style-name="T41">df</text:span>, index=c("<text:span text:style-name="T41">i1</text:span>","<text:span text:style-name="T41">i2</text:span>"), model="pooling")</text:p>
      <text:p text:style-name="P14">summary(<text:span text:style-name="T41">pemd3</text:span>)</text:p>
      <text:p text:style-name="P14"><text:soft-page-break/>vif(<text:span text:style-name="T41">pemd3</text:span>) <text:s/>#if one result’s higher than 3(for some sources 5, or 10), there’s multicollinearity(bad) </text:p>
      <text:p text:style-name="P14">barplot(vif(<text:span text:style-name="T41">pemd3</text:span>), horiz = F, col = "steelblue", xlab="Variables", ylab="VIF Values") #figure for vif </text:p>
      <text:p text:style-name="P14">raintest(<text:span text:style-name="T41">pemd3</text:span>) <text:s text:c="35"/>#if p-value &lt;0.05, there is no linearity(bad)</text:p>
      <text:p text:style-name="P14">bptest(<text:span text:style-name="T41">pemd3</text:span><text:span text:style-name="T3">, studentize=T</text:span>) <text:s text:c="12"/>#if p-value &lt;0.05, there is no homoscedasticity(bad)</text:p>
      <text:p text:style-name="P14">pbgtest(<text:span text:style-name="T41">pemd3</text:span>) <text:s text:c="48"/>#if p-value &lt;0.05, there is a serial correlation(bad)</text:p>
      <text:p text:style-name="P14">acf(<text:span text:style-name="T41">pemd3$residuals</text:span><text:span text:style-name="T3">, type="partial") <text:s/>#figure for serial correlation blue line shows p-value</text:span></text:p>
      <text:p text:style-name="P14">pcdtest(<text:span text:style-name="T41">pemd3</text:span>, test="cd") <text:s text:c="16"/>#if p-value &lt;0.05, there is cross-sectional dependency(bad) </text:p>
      <text:p text:style-name="P14"><text:span text:style-name="T34">pearson.test(</text:span><text:span text:style-name="T43">pemd3</text:span><text:span text:style-name="T49">$residuals,</text:span><text:span text:style-name="T34"> adjust=F)</text:span><text:span text:style-name="T43"> <text:s/></text:span><text:span text:style-name="T45">#if p-value &lt;0.05, residuals are not normally distributed(bad)</text:span></text:p>
      <text:p text:style-name="P14"><text:span text:style-name="T49">ggdensity(</text:span><text:span text:style-name="T43">pemd3</text:span><text:span text:style-name="T49">$residuals) #figure for normality whether bell shaped or not</text:span></text:p>
      <text:p text:style-name="P14"><text:span text:style-name="T49">ggqqplot(</text:span><text:span text:style-name="T43">pemd3</text:span><text:span text:style-name="T49">$residuals) #figure for normality</text:span></text:p>
      <text:p text:style-name="P14">pFtest(<text:span text:style-name="T41">femd3</text:span>, <text:span text:style-name="T41">pemd3</text:span>) <text:s text:c="11"/>#if p-value &lt; 0.05, prefer <text:span text:style-name="T41">femd3</text:span> or <text:span text:style-name="T41">femwid3</text:span> to <text:span text:style-name="T41">pemd3</text:span><text:span text:style-name="T3">, if not, vice versa</text:span></text:p>
      <text:p text:style-name="P14"><text:span text:style-name="T3">plmtest(</text:span><text:span text:style-name="T41">pemd3</text:span><text:span text:style-name="T3">,type="bp") <text:s text:c="21"/>#if p-value&lt;0.05, prefer </text:span><text:span text:style-name="T41">remd3</text:span><text:span text:style-name="T3"> to </text:span><text:span text:style-name="T41">pemd3</text:span><text:span text:style-name="T3">, if not vice versa</text:span></text:p>
      <text:p text:style-name="P14">phtest(<text:span text:style-name="T41">femwid3</text:span>,<text:span text:style-name="T41">remd3</text:span>) <text:s text:c="10"/>#if p-value &lt;0.05, prefer <text:span text:style-name="T41">femd3</text:span> or <text:span text:style-name="T41">femwid3</text:span> <text:s/>to <text:span text:style-name="T41">remd3</text:span>, if not, vice versa</text:p>
      <text:p text:style-name="P14"><text:span text:style-name="T41">linmod4</text:span>&lt;-lm(<text:span text:style-name="T41">d4</text:span>~<text:span text:style-name="T41">ind1</text:span>+<text:span text:style-name="T41">ind2</text:span>+<text:span text:style-name="T41">ind3</text:span>+<text:span text:style-name="T41">ind4</text:span>+<text:span text:style-name="T41">ind5</text:span>+<text:span text:style-name="T41">ind6</text:span>, data=<text:span text:style-name="T41">df</text:span>)</text:p>
      <text:p text:style-name="P14">summary(<text:span text:style-name="T41">linmod4</text:span>)</text:p>
      <text:p text:style-name="P14"><text:span text:style-name="T41">model.quantilessd4</text:span>&lt;-rqss(<text:span text:style-name="T41">d4</text:span>~<text:span text:style-name="T41">ind1</text:span>+<text:span text:style-name="T41">ind2</text:span>+<text:span text:style-name="T41">ind3</text:span>+<text:span text:style-name="T41">ind4</text:span>+<text:span text:style-name="T41">ind5</text:span><text:span text:style-name="T3">+</text:span><text:span text:style-name="T41">ind6</text:span>,data=<text:span text:style-name="T41">df</text:span>,tau=0.5)</text:p>
      <text:p text:style-name="P14">summary(<text:span text:style-name="T41">model.quantilessd4</text:span>)</text:p>
      <text:p text:style-name="P14"><text:span text:style-name="T41">femd4</text:span>&lt;-plm(<text:span text:style-name="T41">d4</text:span>~<text:span text:style-name="T41">ind1</text:span>+<text:span text:style-name="T41">ind2</text:span>+<text:span text:style-name="T41">ind3</text:span>+<text:span text:style-name="T41">ind4</text:span><text:span text:style-name="T3">+</text:span><text:span text:style-name="T41">ind5</text:span><text:span text:style-name="T3">+</text:span><text:span text:style-name="T41">ind6</text:span>, data=<text:span text:style-name="T41">df</text:span>, index=c("<text:span text:style-name="T41">i1</text:span>","<text:span text:style-name="T41">i2</text:span>"),model="within")</text:p>
      <text:p text:style-name="P14"><text:span text:style-name="T41">femwid4</text:span>&lt;-within_intercept(<text:span text:style-name="T41">femd4</text:span>, return.model=TRUE)</text:p>
      <text:p text:style-name="P14">summary(<text:span text:style-name="T41">femwid4</text:span>)</text:p>
      <text:p text:style-name="P14">vif(<text:span text:style-name="T41">femwid4</text:span>) <text:s/>#if one result’s higher than 3(for some sources 5, or 10), there’s multicollinearity(bad) </text:p>
      <text:p text:style-name="P14">barplot(vif(<text:span text:style-name="T41">femwid4</text:span>), horiz = F, col = "steelblue", xlab="Variables", ylab="VIF Values") #figure for vif</text:p>
      <text:p text:style-name="P14">raintest(<text:span text:style-name="T41">femwid4</text:span>) <text:s text:c="36"/>#if p-value &lt;0.05, there is no linearity(bad)</text:p>
      <text:p text:style-name="P14">bptest(<text:span text:style-name="T41">femwid4</text:span><text:span text:style-name="T3">,</text:span><text:span text:style-name="T41"> </text:span><text:span text:style-name="T3">studentize=T</text:span>) <text:s text:c="13"/>#if p-value &lt;0.05, there is no homoscedasticity(bad)</text:p>
      <text:p text:style-name="P14">pbgtest(<text:span text:style-name="T41">femwid4</text:span>) <text:s text:c="35"/>#if p-value &lt;0.05, there is a serial correlation(bad)</text:p>
      <text:p text:style-name="P14"><text:soft-page-break/>acf(<text:span text:style-name="T41">femwid4$residuals</text:span><text:span text:style-name="T3">, type="partial") <text:s/>#figure for serial correlation blue line shows p-value</text:span></text:p>
      <text:p text:style-name="P14">pcdtest(<text:span text:style-name="T41">femwid4</text:span>, test="cd") <text:s text:c="16"/>#if p-value &lt;0.05, there is cross-sectional dependency(bad) </text:p>
      <text:p text:style-name="P14"><text:span text:style-name="T34">pearson.test(</text:span><text:span text:style-name="T43">femwid4</text:span><text:span text:style-name="T49">$residuals,</text:span><text:span text:style-name="T34"> adjust=F) </text:span><text:span text:style-name="T39">#if p-value &lt;0.05, residuals are not normally distributed(bad)</text:span></text:p>
      <text:p text:style-name="P14"><text:span text:style-name="T49">ggdensity(</text:span><text:span text:style-name="T43">femwid4</text:span><text:span text:style-name="T49">$residuals) #figure for normality whether bell shaped or not</text:span></text:p>
      <text:p text:style-name="P14"><text:span text:style-name="T49">ggqqplot(</text:span><text:span text:style-name="T43">femwid4</text:span><text:span text:style-name="T49">$residuals) #figure for normality</text:span></text:p>
      <text:p text:style-name="P14"><text:span text:style-name="T41">remd4</text:span>&lt;-plm(<text:span text:style-name="T41">d4</text:span>~<text:span text:style-name="T41">ind1</text:span>+<text:span text:style-name="T41">ind2</text:span>+<text:span text:style-name="T41">ind3</text:span>+<text:span text:style-name="T41">ind4</text:span><text:span text:style-name="T3">+</text:span><text:span text:style-name="T41">ind5</text:span><text:span text:style-name="T3">+</text:span><text:span text:style-name="T41">ind6</text:span>, data=<text:span text:style-name="T41">df</text:span>, index=c("<text:span text:style-name="T41">i1</text:span>","<text:span text:style-name="T41">i2</text:span>"), model="random", random.method="amemiya")</text:p>
      <text:p text:style-name="P14">summary(<text:span text:style-name="T41">remd4</text:span>)</text:p>
      <text:p text:style-name="P14">vif(<text:span text:style-name="T41">remd4</text:span>) <text:s/>#if one result’s higher than 3(for some sources 5, or 10) there’s multicollinearity(bad) </text:p>
      <text:p text:style-name="P14">barplot(vif(<text:span text:style-name="T41">remd4</text:span>), horiz = F, col = "steelblue", xlab="Variables", ylab="VIF Values") #figure for vif </text:p>
      <text:p text:style-name="P14">raintest(<text:span text:style-name="T41">remd4</text:span>) <text:s text:c="35"/>#if p-value &lt;0.05, there is no linearity(bad)</text:p>
      <text:p text:style-name="P14">bptest(<text:span text:style-name="T41">remd4</text:span><text:span text:style-name="T3">, studentize=T</text:span>) <text:s text:c="12"/>#if p-value &lt;0.05, there is no homoscedasticity(bad)</text:p>
      <text:p text:style-name="P14">pbgtest(<text:span text:style-name="T41">remd4</text:span>) <text:s text:c="48"/>#if p-value &lt;0.05, there is a serial correlation(bad)</text:p>
      <text:p text:style-name="P14">acf(<text:span text:style-name="T41">remd4$residuals</text:span><text:span text:style-name="T3">, type="partial") <text:s/>#figure for serial correlation blue line shows p-value</text:span></text:p>
      <text:p text:style-name="P14">pcdtest(<text:span text:style-name="T41">remd4</text:span>, test="cd") <text:s text:c="16"/>#if p-value &lt;0.05, there is cross-sectional dependency(bad) </text:p>
      <text:p text:style-name="P14"><text:span text:style-name="T34">pearson.test(</text:span><text:span text:style-name="T43">remd4</text:span><text:span text:style-name="T49">$residuals,</text:span><text:span text:style-name="T34"> adjust=F) </text:span><text:span text:style-name="T39">#if p-value &lt;0.05, residuals are not normally distributed(bad)</text:span></text:p>
      <text:p text:style-name="P14"><text:span text:style-name="T49">ggdensity(</text:span><text:span text:style-name="T43">remd4</text:span><text:span text:style-name="T49">$residuals) #figure for normality whether bell shaped or not</text:span></text:p>
      <text:p text:style-name="P14"><text:span text:style-name="T49">ggqqplot(</text:span><text:span text:style-name="T43">remd4</text:span><text:span text:style-name="T49">$residuals) #figure for normality</text:span></text:p>
      <text:p text:style-name="P14"><text:span text:style-name="T41">pemd4</text:span>&lt;-plm(<text:span text:style-name="T41">d4</text:span>~<text:span text:style-name="T41">ind1</text:span>+<text:span text:style-name="T41">ind2</text:span>+<text:span text:style-name="T41">ind3</text:span>+<text:span text:style-name="T41">ind4</text:span><text:span text:style-name="T3">+</text:span><text:span text:style-name="T41">ind5</text:span><text:span text:style-name="T3">+</text:span><text:span text:style-name="T41">ind6</text:span>, data=<text:span text:style-name="T41">df</text:span>, index=c("<text:span text:style-name="T41">i1</text:span>","<text:span text:style-name="T41">i2</text:span>"), model="pooling")</text:p>
      <text:p text:style-name="P14">summary(<text:span text:style-name="T41">pemd4</text:span>)</text:p>
      <text:p text:style-name="P14">vif(<text:span text:style-name="T41">pemd4</text:span>) <text:s/>#if one result’s higher than 3(for some sources 5, or 10), there’s multicollinearity(bad) </text:p>
      <text:p text:style-name="P14">barplot(vif(<text:span text:style-name="T41">pemd4</text:span>), horiz = F, col = "steelblue", xlab="Variables", ylab="VIF Values") #figure for vif </text:p>
      <text:p text:style-name="P14">raintest(<text:span text:style-name="T41">pemd4</text:span>) <text:s text:c="35"/>#if p-value &lt;0.05, there is no linearity(bad)</text:p>
      <text:p text:style-name="P14">bptest(<text:span text:style-name="T41">pemd4</text:span><text:span text:style-name="T3">, studentize=T</text:span>) <text:s text:c="12"/>#if p-value &lt;0.05, there is no homoscedasticity(bad)</text:p>
      <text:p text:style-name="P14">pbgtest(<text:span text:style-name="T41">pemd4</text:span>) <text:s text:c="48"/>#if p-value &lt;0.05, there is a serial correlation(bad)</text:p>
      <text:p text:style-name="P14"><text:soft-page-break/>acf(<text:span text:style-name="T41">pemd4$residuals</text:span><text:span text:style-name="T3">, type="partial") <text:s/>#figure for serial correlation blue line shows p-value</text:span></text:p>
      <text:p text:style-name="P14">pcdtest(<text:span text:style-name="T41">pemd4</text:span>, test="cd") <text:s text:c="16"/>#if p-value &lt;0.05, there is cross-sectional dependency(bad) </text:p>
      <text:p text:style-name="P14"><text:span text:style-name="T34">pearson.test(</text:span><text:span text:style-name="T43">pemd4</text:span><text:span text:style-name="T49">$residuals,</text:span><text:span text:style-name="T34"> adjust=F)</text:span><text:span text:style-name="T43"> <text:s/></text:span><text:span text:style-name="T45">#if p-value &lt;0.05, residuals are not normally distributed(bad)</text:span></text:p>
      <text:p text:style-name="P14"><text:span text:style-name="T49">ggdensity(</text:span><text:span text:style-name="T43">pemd4</text:span><text:span text:style-name="T49">$residuals) #figure for normality whether bell shaped or not</text:span></text:p>
      <text:p text:style-name="P14"><text:span text:style-name="T49">ggqqplot(</text:span><text:span text:style-name="T43">pemd4</text:span><text:span text:style-name="T49">$residuals) #figure for normality</text:span></text:p>
      <text:p text:style-name="P14">pFtest(<text:span text:style-name="T41">femd4</text:span>, <text:span text:style-name="T41">pemd4</text:span>) <text:s text:c="11"/>#if p-value &lt; 0.05, prefer <text:span text:style-name="T41">femd4</text:span> or <text:span text:style-name="T41">femwid4</text:span> to <text:span text:style-name="T41">pemd4</text:span><text:span text:style-name="T3">, if not, vice versa</text:span></text:p>
      <text:p text:style-name="P14"><text:span text:style-name="T3">plmtest(</text:span><text:span text:style-name="T41">pemd4</text:span><text:span text:style-name="T3">,type="bp") <text:s text:c="21"/>#if p-value&lt;0.05, prefer </text:span><text:span text:style-name="T41">remd4</text:span><text:span text:style-name="T3"> to </text:span><text:span text:style-name="T41">pemd4</text:span><text:span text:style-name="T3">, if not vice versa</text:span></text:p>
      <text:p text:style-name="P14">phtest(<text:span text:style-name="T41">femwid4</text:span>,<text:span text:style-name="T41">remd4</text:span>) <text:s text:c="10"/>#if p-value &lt;0.05, prefer <text:span text:style-name="T41">femd4</text:span> or <text:span text:style-name="T41">femwid4</text:span> <text:s/>to <text:span text:style-name="T41">remd4</text:span>, if not, vice versa</text:p>
      <text:p text:style-name="P14"/>
      <text:p text:style-name="P3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ira Mono" svg:font-family="'Fira Mono'" style:font-pitch="fixed"/>
    <style:font-face style:name="Fira Sans" svg:font-family="'Fira Sans'" style:font-family-generic="swiss" style:font-pitch="variable"/>
    <style:font-face style:name="Fira Sans Medium" svg:font-family="'Fira Sans Medium'" style:font-family-generic="swiss" style:font-pitch="variable"/>
    <style:font-face style:name="Fira Sans Medium1" svg:font-family="'Fira Sans Medium'" style:font-adornments="Medium" style:font-family-generic="swiss" style:font-pitch="variable"/>
    <style:font-face style:name="Liberation Sans" svg:font-family="'Liberation Sans'" style:font-family-generic="roman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tr" fo:country="TR" style:letter-kerning="false" style:font-name-asian="Calibri1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tr" fo:country="TR" style:letter-kerning="false" style:font-name-asian="Calibri1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tr" fo:country="TR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1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1T19:56:00</meta:creation-date>
    <meta:initial-creator>lenovo</meta:initial-creator>
    <dc:language>en-US</dc:language>
    <dc:date>2025-11-07T21:23:13.143292502</dc:date>
    <meta:editing-cycles>221</meta:editing-cycles>
    <meta:editing-duration>PT21H52M5S</meta:editing-duration>
    <meta:generator>LibreOffice/7.3.7.2$Linux_X86_64 LibreOffice_project/30$Build-2</meta:generator>
    <meta:document-statistic meta:table-count="0" meta:image-count="0" meta:object-count="0" meta:page-count="10" meta:paragraph-count="240" meta:word-count="1707" meta:character-count="17528" meta:non-whitespace-character-count="14517"/>
    <meta:user-defined meta:name="AppVersion">15.0000</meta:user-defined>
    <meta:user-defined meta:name="Company">By NeC ® 2010 | Katilimsiz.Com</meta:user-defined>
    <meta:template xlink:type="simple" xlink:actuate="onRequest" xlink:title="Normal.dotm" xlink:href=""/>
  </office:meta>
</office:document-meta>
</file>